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57175360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557255872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55717526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526824784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526828112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52406680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523886800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557175360"/>Introduction (Informative)</text:h>
      <text:p text:style-name="Standard">Minimal introductory material, only the stuff that's absolutely needed to understand the Standard.</text:p>
      <text:h text:style-name="Heading_20_1" text:outline-level="1">Intended Use (Normative)</text:h>
      <text:p text:style-name="Standard">Any limitations to the area of use of the Standard.</text:p>
      <text:h text:style-name="Heading_20_1" text:outline-level="1"><text:change-end text:change-id="ct557175360"/><text:change text:change-id="ct557255872"/><text:change-start text:change-id="ct557175264"/>Reference and Context (Normative)<text:change-end text:change-id="ct557175264"/></text:h>
      <text:p text:style-name="Standard"><text:change text:change-id="ct526824784"/><text:change-start text:change-id="ct526828112"/>Citations to other docs, as needed.<text:change-end text:change-id="ct526828112"/>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524066800"/></text:h>
      <text:h text:style-name="Heading_20_2" text:outline-level="2">Subsection Title</text:h>
      <text:h text:style-name="Heading_20_3" text:outline-level="3">Sub-subsection Title<text:change-end text:change-id="ct524066800"/></text:h>
      <text:p text:style-name="Standard">Praesent gravida pulvinar vehicula. Vivamus eu nisl eget sem rutrum suscipit id a magna. Integer id ante odio. </text:p>
      <text:list xml:id="list1508022365" text:style-name="L1">
        <text:list-item>
          <text:p text:style-name="P16">Lorem ipsum dolor sit amet, consectetur adipiscing elit. </text:p>
        </text:list-item>
        <text:list-item>
          <text:p text:style-name="P16">Sed consectetur, ipsum et egestas accumsan, felis erat ornare mauris, sit amet suscipit ante orci sed massa.</text:p>
        </text:list-item>
      </text:list>
      <text:h text:style-name="Heading_20_1" text:outline-level="1"><text:change-start text:change-id="ct523886800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5238868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4910674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4910676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91067488"/><text:change-start text:change-id="ct491067632"/>OpenLCB-CAN Praesent Gravida Standard<text:change-end text:change-id="ct491067632"/></text:p>
      </style:header>
      <style:footer>
        <text:tracked-changes>
          <text:changed-region text:id="ct49106563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49106153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49107323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491065632"/><text:change-start text:change-id="ct491061536"/><text:span text:style-name="MT2">Copyright 2010, by J. Day, D. Harris, B. Jacobsen, and A. Shepherd</text:span><text:change-end text:change-id="ct491061536"/><text:change text:change-id="ct49107323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0:54:10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2400272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894978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57476720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556917200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60217129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893258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2408257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025761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24002720"/><text:change-start text:change-id="ct689497824"/>OpenLCB S<text:change-end text:change-id="ct689497824"/><text:change-start text:change-id="ct557476720"/>tandard<text:change-end text:change-id="ct55747672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56917200"/>(title)<text:change-end text:change-id="ct5569172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02171296"/><text:change-start text:change-id="ct689325824"/><text:date style:data-style-name="N37" text:date-value="2010-10-08T17:19:56" text:fixed="true">10/08/10</text:date><text:change-end text:change-id="ct689325824"/></text:p>
            </table:table-cell>
            <table:table-cell table:style-name="Table1.C1" office:value-type="string">
              <text:p text:style-name="MP7"><text:change text:change-id="ct524082576"/><text:change-start text:change-id="ct602576160"/>Draft<text:change-end text:change-id="ct602576160"/></text:p>
            </table:table-cell>
          </table:table-row>
        </table:table>
        <text:p text:style-name="Header"/>
      </style:header>
      <style:footer>
        <text:tracked-changes>
          <text:changed-region text:id="ct55689616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2389267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1801659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56896160"/><text:change-start text:change-id="ct523892672"/><text:span text:style-name="MT5">10</text:span><text:change-end text:change-id="ct523892672"/><text:span text:style-name="MT5">, by J. Day, D. Harris, B. Jacobsen, </text:span><text:change text:change-id="ct518016592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0:54:10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2</meta:editing-cycles>
    <meta:editing-duration>PT11H35M55S</meta:editing-duration>
    <meta:generator>OpenOffice.org/3.2$Unix OpenOffice.org_project/320m18$Build-9502</meta:generator>
    <dc:date>2010-10-10T10:54:10</dc:date>
    <dc:creator>Bob Jacobsen</dc:creator>
    <meta:document-statistic meta:table-count="1" meta:image-count="1" meta:object-count="0" meta:page-count="2" meta:paragraph-count="42" meta:word-count="405" meta:character-count="2769"/>
    <meta:user-defined meta:name="Info 1"/>
    <meta:user-defined meta:name="Info 2"/>
    <meta:user-defined meta:name="Info 3"/>
    <meta:user-defined meta:name="Info 4"/>
  </office:meta>
</office:document-meta>
</file>